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29cm"/>
    </style:style>
    <style:style style:name="co2" style:family="table-column">
      <style:table-column-properties fo:break-before="auto" style:column-width="4.023cm"/>
    </style:style>
    <style:style style:name="co3" style:family="table-column">
      <style:table-column-properties fo:break-before="auto" style:column-width="22.976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ro7" style:family="table-row">
      <style:table-row-properties style:row-height="4.26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fo:color="#0000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 style:vertical-align="middle"/>
    </style:style>
    <style:style style:name="ce3" style:family="table-cell" style:parent-style-name="Default">
      <style:table-cell-properties fo:wrap-option="wrap" style:vertical-align="middle"/>
      <style:text-properties fo:color="#0000ff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</office:automatic-styles>
  <office:body>
    <office:spreadsheet>
      <table:table table:name="Hoja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table:number-columns-spanned="3" table:number-rows-spanned="1">
            <text:p>google.maps.DirectionsRoute object</text:p>
          </table:table-cell>
          <table:covered-table-cell table:number-columns-repeated="2" table:style-name="Default"/>
        </table:table-row>
        <table:table-row table:style-name="ro2">
          <table:table-cell table:style-name="Default" table:number-columns-repeated="3"/>
        </table:table-row>
        <table:table-row table:style-name="ro3">
          <table:table-cell office:value-type="string" table:number-columns-spanned="3" table:number-rows-spanned="1">
            <text:p>A single route containing a set of legs in a <text:a xlink:href="../DirectionsResult%20object.ods">DirectionsResult</text:a>. (This object was formerly known as "DirectionsTrip".) Note that though this object is "JSON-like," it is not strictly JSON, as it directly and indirectly includes LatLng objects.</text:p>
          </table:table-cell>
          <table:covered-table-cell table:number-columns-repeated="2" table:style-name="Default"/>
        </table:table-row>
        <table:table-row table:style-name="ro2">
          <table:table-cell table:style-name="Default" table:number-columns-repeated="3"/>
        </table:table-row>
        <table:table-row table:style-name="ro4">
          <table:table-cell table:style-name="ce3" office:value-type="string">
            <text:p>Properties</text:p>
          </table:table-cell>
          <table:table-cell table:number-columns-repeated="2"/>
        </table:table-row>
        <table:table-row table:style-name="ro5">
          <table:table-cell table:style-name="ce4" office:value-type="string">
            <text:p>Properties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Description</text:p>
          </table:table-cell>
        </table:table-row>
        <table:table-row table:style-name="ro5">
          <table:table-cell office:value-type="string">
            <text:p>bounds</text:p>
          </table:table-cell>
          <table:table-cell office:value-type="string">
            <text:p><text:a xlink:href="../LatLngBounds%20class.ods">LatLngBounds</text:a></text:p>
          </table:table-cell>
          <table:table-cell office:value-type="string">
            <text:p>The bounds for this route.</text:p>
          </table:table-cell>
        </table:table-row>
        <table:table-row table:style-name="ro5">
          <table:table-cell office:value-type="string">
            <text:p>copyrights</text:p>
          </table:table-cell>
          <table:table-cell office:value-type="string">
            <text:p>string</text:p>
          </table:table-cell>
          <table:table-cell office:value-type="string">
            <text:p>Copyrights text to be displayed for this route.</text:p>
          </table:table-cell>
        </table:table-row>
        <table:table-row table:style-name="ro6">
          <table:table-cell office:value-type="string">
            <text:p>legs</text:p>
          </table:table-cell>
          <table:table-cell office:value-type="string">
            <text:p>Array.&lt;<text:a xlink:href="../DirectionsLeg%20object.ods">DirectionsLeg</text:a>&gt;</text:p>
          </table:table-cell>
          <table:table-cell office:value-type="string">
            <text:p>An array of DirectionsLegs, each of which contains information about the steps of which it is composed. There will be one leg for each waypoint or destination specified. So a route with no waypoints will contain one DirectionsLeg and a route with one waypoint will contain two. (This property was formerly known as "routes".)</text:p>
          </table:table-cell>
        </table:table-row>
        <table:table-row table:style-name="ro3">
          <table:table-cell office:value-type="string">
            <text:p>overview_path</text:p>
          </table:table-cell>
          <table:table-cell office:value-type="string">
            <text:p>Array.&lt;<text:a xlink:href="../LatLng%20class.ods">LatLng</text:a>&gt;</text:p>
          </table:table-cell>
          <table:table-cell office:value-type="string">
            <text:p>An array of LatLngs representing the entire course of this route. The path is simplified in order to make it suitable in contexts where a small number of vertices is required (such as Static Maps API URLs).</text:p>
          </table:table-cell>
        </table:table-row>
        <table:table-row table:style-name="ro5">
          <table:table-cell office:value-type="string">
            <text:p>warnings</text:p>
          </table:table-cell>
          <table:table-cell office:value-type="string">
            <text:p>Array.&lt;string&gt;</text:p>
          </table:table-cell>
          <table:table-cell office:value-type="string">
            <text:p>Warnings to be displayed when showing these directions.</text:p>
          </table:table-cell>
        </table:table-row>
        <table:table-row table:style-name="ro7">
          <table:table-cell office:value-type="string">
            <text:p>waypoint_order</text:p>
          </table:table-cell>
          <table:table-cell office:value-type="string">
            <text:p>Array.&lt;number&gt;</text:p>
          </table:table-cell>
          <table:table-cell office:value-type="string">
            <text:p>If optimizeWaypoints was set to true, this field will contain the re-ordered permutation of the input waypoints. For example, if the input was:</text:p>
            <text:p><text:s text:c="2"/>Origin: Los Angeles</text:p>
            <text:p><text:s text:c="2"/>Waypoints: Dallas, Bangor, Phoenix</text:p>
            <text:p><text:s text:c="2"/>Destination: New York</text:p>
            <text:p>and the optimized output was ordered as follows:</text:p>
            <text:p><text:s text:c="2"/>Origin: Los Angeles</text:p>
            <text:p><text:s text:c="2"/>Waypoints: Phoenix, Dallas, Bangor</text:p>
            <text:p><text:s text:c="2"/>Destination: New York</text:p>
            <text:p>then this field will be an Array containing the values [2, 0, 1]. Note that the numbering of waypoints is zero-based.</text:p>
            <text:p>If any of the input waypoints has stopover set to false, this field will be empty, since route optimization is not available for such queries.</text:p>
          </table:table-cell>
        </table:table-row>
      </table:table>
      <table:table table:name="Hoja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7">17/07/2012</text:date>, <text:time>11:21:0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7-17T10:53:14.14</meta:creation-date>
    <dc:date>2012-07-17T11:21:03.61</dc:date>
    <meta:editing-duration>PT27M49S</meta:editing-duration>
    <meta:editing-cycles>1</meta:editing-cycles>
    <meta:document-statistic meta:table-count="3" meta:cell-count="24" meta:object-count="0"/>
    <meta:generator>OpenOffice.org/3.3$Win32 OpenOffice.org_project/330m20$Build-9567</meta:generator>
  </office:meta>
</office:document-meta>
</file>